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4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5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6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7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8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>
      <style:text-properties fo:font-size="15pt" fo:font-weight="normal" style:font-size-asian="15pt" style:font-weight-asian="normal" style:font-size-complex="15pt" style:font-weight-complex="normal"/>
    </style:style>
    <style:style style:name="P10" style:family="paragraph" style:parent-style-name="Standard">
      <style:text-properties fo:font-size="15pt" fo:font-weight="bold" style:font-size-asian="15pt" style:font-weight-asian="bold" style:font-size-complex="15pt" style:font-weight-complex="bold"/>
    </style:style>
    <style:style style:name="P11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12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13" style:family="paragraph" style:parent-style-name="Standard" style:list-style-name="L1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14" style:family="paragraph" style:parent-style-name="Standard" style:list-style-name="L1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5" style:family="paragraph" style:parent-style-name="Standard" style:list-style-name="L2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6" style:family="paragraph" style:parent-style-name="Standard" style:list-style-name="L2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size="15pt" fo:font-weight="bold" style:font-size-asian="15pt" style:font-weight-asian="bold" style:font-size-complex="15pt" style:font-weight-complex="bold"/>
    </style:style>
    <style:style style:name="T5" style:family="text">
      <style:text-properties style:text-position="super 58%"/>
    </style:style>
    <text:list-style style:name="L1">
      <text:list-level-style-number text:level="1" text:style-name="Numbering_20_Symbols" style:num-suffix="." style:num-format="1" text:start-value="3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Sat Dec 30, 2017</text:span> 5.7 miles </text:p>
      <text:p text:style-name="P2">I ran on a treadmill at the Vernon YMCA. </text:p>
      <text:p text:style-name="P2">I ran 2 miles at various paces some as fast as 7:41/mile. Time 17:58 or 8:59/mile.</text:p>
      <text:p text:style-name="P2">After a 3 minute rest I ran a 5K with a 0.1 mile lead into the run. <text:s/>The splits for the 5K were 8:00, 8:00, (3:56 + 3:47) = 7:43, and 43 seconds for the last 0.1 miles.</text:p>
      <text:p text:style-name="P2">Time for 5K: <text:s text:c="2"/>24:26 or 7:53/mile. <text:s/>I warmed down with ½ mile in about 5:00.</text:p>
      <text:p text:style-name="P2"/>
      <text:p text:style-name="P1"><text:span text:style-name="T2">Sun Dec 31, 2017</text:span> 7.1 miles </text:p>
      <text:p text:style-name="P2">I ran on a treadmill at the Vernon YMCA. </text:p>
      <text:p text:style-name="P2">I ran 7.1 miles in 60:00 or 8:27/mile.</text:p>
      <text:p text:style-name="P2">Approximate splits: 9:57, 9:30, 9:00, 8:15, 8:12 Time: 44:54 or 8:59/mile</text:p>
      <text:p text:style-name="P2">I warmed down with ½ mile in about 5:00.</text:p>
      <text:p text:style-name="P2"/>
      <text:p text:style-name="P2">Mon Jan 1, 2018 <text:span text:style-name="T1">5 miles</text:span> </text:p>
      <text:p text:style-name="P2">I ran 5 miles in 44:54 on a treadmill at the Vernon YMCA. </text:p>
      <text:p text:style-name="P2">Splits: 9:57, 9:30, 9:00, 8:15, 8:12</text:p>
      <text:p text:style-name="P2"/>
      <text:p text:style-name="P2">Tues Jan 2, 2018 <text:span text:style-name="T1">no running</text:span> </text:p>
      <text:p text:style-name="P2"/>
      <text:p text:style-name="P2">Wed <text:s/>Jan 3, 2018 <text:span text:style-name="T1">6.5 miles</text:span> </text:p>
      <text:p text:style-name="P2">I am running in the Wise Center again.</text:p>
      <text:p text:style-name="P2">On a treadmill I warmed up with 2 miles at about 9:00/mile and rested 5 minutes.</text:p>
      <text:p text:style-name="P2">I then ran 4 x ½ mile and 1 x 1 mile all at 8:00/mile pace. I warmed down with a </text:p>
      <text:p text:style-name="P2">½ mile in about 5:00.</text:p>
      <text:p text:style-name="P2"/>
      <text:p text:style-name="P2">Thur Jan 4, 2018 <text:span text:style-name="T1">5.5</text:span> <text:span text:style-name="T1">miles</text:span> </text:p>
      <text:p text:style-name="P2">I ran with Tiffany and Jim on the Wise Center indoor track. <text:s/>We warmed up with 1.75 miles including ¼ mile of drills. Then we ran 5 x ½ mile with ¼ mile jogs between the runs. <text:s/>The times for the ½ mile runs averaged 4:26/mile. We warmed down with a ¼ mile run and walk. </text:p>
      <text:p text:style-name="P2"/>
      <text:p text:style-name="P2">Fri Jan 5, 2018 <text:span text:style-name="T1">5 miles</text:span></text:p>
      <text:p text:style-name="P2">I ran and walked 4 miles on the Wise Center indoor track. <text:s/>I ran 3/8 miles, walked 1/8 mile and repeated until I reached 4 miles. <text:s/>Time: 43:46 or 10:57/mile. <text:s/>My running pace averaged about 9:50/mile and walking pace about 14:15/mile. <text:s/>After resting 10 minutes I ran 1 mile on a treadmill in about 9:00. <text:s/>I ran at various paces.</text:p>
      <text:p text:style-name="P2"/>
      <text:list xml:id="list4986397891446291029" text:style-name="L1">
        <text:list-item>
          <text:list>
            <text:list-header>
              <text:p text:style-name="P13">34.8 miles in the last week</text:p>
              <text:p text:style-name="P14"/>
            </text:list-header>
          </text:list>
        </text:list-item>
      </text:list>
      <text:p text:style-name="P3"><text:soft-page-break/>Sat Jan 6, 2018 <text:span text:style-name="T1">no running </text:span></text:p>
      <text:p text:style-name="P3">Sun Jan 7, 2018<text:span text:style-name="T1"> 5.5 miles <text:s text:c="2"/></text:span></text:p>
      <text:p text:style-name="P3">I ran on a treadmill at the Vernon YMCA.</text:p>
      <text:p text:style-name="P3">I ran 5 miles in 44:46 or 8:57/mile. <text:s/>For the first 2 miles the incline was set at 1.5 and at 0 for the remainder of the run. <text:s/>Qualitatively, an incline setting of 1.5 made an actual pace of 9:00/mile feel like about an 8:15/mile effort. <text:s/>Having the incline at 1.5 caused me to land more toward the front of my feet and this made me feel like I was running more smoothly. <text:s/>I wasn't hitting hard on the treadmill and this was making less noise. <text:s/>It felt good. When I set the incline at 0, I continued to land more toward the front of my feet. <text:s/>I haven't been running in this way lately but I may try this for a while. <text:s/></text:p>
      <text:p text:style-name="P3">Mile splits: 10:00, 9:00, 9:00, 8:58, (4:01 + 3:47) = 7:48 </text:p>
      <text:p text:style-name="P3"/>
      <text:p text:style-name="P3">Mon Jan 8, 2018 <text:span text:style-name="T1">5.5 miles</text:span> </text:p>
      <text:p text:style-name="P3">I ran in the Wise Center. <text:s/>First I ran 2 miles on a treadmill at various paces averaging about 9:00/mile. <text:s/>The fastest pace during the run was 7:30/mile. <text:s/>I rested 9 minutes and then ran 6 x 3/8 mile on the indoor track with a 1/8 mile walk after each run. <text:s/>The runs were at an average pace of 8:34/mile and the walks were at an average pace of 14:16/mile. <text:s/>I warmed down with a ½ mile jog.</text:p>
      <text:p text:style-name="P3"/>
      <text:p text:style-name="P3">Tues Jan 9, 2018 <text:span text:style-name="T1">4.5 miles</text:span> <text:s text:c="2"/></text:p>
      <text:p text:style-name="P3">I ran on the Wise center indoor track.</text:p>
      <text:p text:style-name="P3">2 miles in 18:40, <text:s/>Splits: <text:s/>8:44 and 9:56</text:p>
      <text:p text:style-name="P3">¼ mile walk and jog</text:p>
      <text:p text:style-name="P3">1 mile in 7:50</text:p>
      <text:p text:style-name="P3">¼ mile walk and jog</text:p>
      <text:p text:style-name="P3">1 mile in 9:46</text:p>
      <text:p text:style-name="P3"/>
      <text:p text:style-name="P3">Wed Jan 10, 2018 <text:s/><text:span text:style-name="T1">2 miles</text:span> <text:s/></text:p>
      <text:p text:style-name="P3">I ran 2 miles on the indoor track in 9:15 + 8:50.</text:p>
      <text:p text:style-name="P3">Then I used 18 weight machines for a full body workout. I did about 10 reps with 40 pounds on most machines.</text:p>
      <text:p text:style-name="P3"/>
      <text:p text:style-name="P3">Thur Jan 11, 2018 <text:span text:style-name="T1">5.5 miles</text:span> </text:p>
      <text:p text:style-name="P3">I ran with Tiffany, Jim and Sharon on the Wise Center indoor track. <text:s/>We warmed up with 1.75 miles including ¼ mile of drills. Then we ran 5 x ½ mile with ¼ mile jogs between the runs. <text:s/>The times for the ½ mile runs averaged 4:25/mile: first run in 4:32 and last in 4:18. We warmed down with a ¼ mile run and walk. </text:p>
      <text:p text:style-name="P3"/>
      <text:p text:style-name="P3">Fri Jan 12, 2018 <text:span text:style-name="T1">6.7 miles</text:span> <text:s/></text:p>
      <text:p text:style-name="P3">I jogged 0.5 miles to the Wise Center. <text:s/>On a treadmill I ran 2 miles averaging 9:00/mile at various paces. <text:s/>The fastest was 7:30/mile for about 0.1 miles. </text:p>
      <text:p text:style-name="P3">After resting about 4 minutes I ran a 5K in 24:23 or 7:52/mile with a 0.1 mile lead into the run and a half mile warm down in about 5:00. <text:s/>I jogged ½ mile home </text:p>
      <text:p text:style-name="P3">The splits for the 5K were: 7:57, 7:53, 7:47 and 45 seconds for the last 0.1 miles </text:p>
      <text:p text:style-name="P4">29.7 miles in the past week</text:p>
      <text:p text:style-name="P5"><text:soft-page-break/>Sat Jan 13, 2018 <text:span text:style-name="T1">no running</text:span> <text:s/></text:p>
      <text:p text:style-name="P5"/>
      <text:p text:style-name="P5">Sun Jan 14, 2018 <text:span text:style-name="T1">5.5 miles</text:span></text:p>
      <text:p text:style-name="P5">I ran on a treadmill at the Vernon YMCA.</text:p>
      <text:p text:style-name="P5">5 miles averaging 9:30/mile. Approximate splits: 10:00, 9:40, 9:30, 9:20, 9:00</text:p>
      <text:p text:style-name="P5">I warmed down with a half mile in about 5:30</text:p>
      <text:p text:style-name="P5"/>
      <text:p text:style-name="P5">Mon Jan 15, 2018 <text:span text:style-name="T1">5.5 miles</text:span> <text:s/></text:p>
      <text:p text:style-name="P5">I ran on a treadmill at the Wise Center. <text:s/>The warm up was 2 miles at various paces averaging 9:30/mile. <text:s/>After a 2 minute rest I ran 3 miles. <text:s/>The splits were 9:00, 8:28, (3:59+3:46)=7:45 I warmed down with ½ mile in about 5 minutes.</text:p>
      <text:p text:style-name="P5"/>
      <text:p text:style-name="P5">Tues Jan 16, 2018 <text:span text:style-name="T1">6.5 miles </text:span><text:s/></text:p>
      <text:p text:style-name="P5">I ran 1 mile on the Wise Center indoor track in 9:05 and rested 2 minutes. <text:s/>On a treadmill I ran 7 x ½ mile with a ¼ mile jog before each run and a ¼ mile jog after the last run. <text:s/>Runs were all in 4:00 and the jogs were all about 3:00.</text:p>
      <text:p text:style-name="P5">My pulse at the end of miles 1, 3, 5, and 7 was 142, 145, 148 and 149.</text:p>
      <text:p text:style-name="P5"/>
      <text:p text:style-name="P5">Wed Jan 17, 2018 <text:span text:style-name="T1">4.5 miles</text:span> <text:s/></text:p>
      <text:p text:style-name="P5">I walked and ran 4.5 miles in 10:43/mile on the Wise Center indoor track.</text:p>
      <text:p text:style-name="P5"/>
      <text:p text:style-name="P5">Thur Jan 18, 2018 <text:span text:style-name="T1">5.5 miles</text:span></text:p>
      <text:p text:style-name="P5">I ran and walked a little with Tiffany and Jim on the Wise Center indoor track. <text:s/>We covered 5.5 miles including warm up, 5K run and warm down. <text:s/>The warm up included ¼ mile of drills. <text:s/>The first 3 miles of the 5K averaged 9:27/mile. <text:s/>The last 0.1 miles was in 52 seconds. The 5K time was 29:13.</text:p>
      <text:p text:style-name="P5"/>
      <text:p text:style-name="P5">Fri Jan 19,2018 <text:span text:style-name="T1">6 miles</text:span></text:p>
      <text:p text:style-name="P5">I jogged ½ mile to the Wise Center. <text:s/>On a treadmill I ran 5 miles in 45 minutes. The approximate splits were: 10:00, 9:00, 8:30, 8:30 and 9:00. <text:s/>I warmed down with a ½ mile run/walk in about 5:30.</text:p>
      <text:p text:style-name="P5"/>
      <text:list xml:id="list4850485387935000364" text:style-name="L2">
        <text:list-item>
          <text:list>
            <text:list-header>
              <text:p text:style-name="P16">33.5 miles in the last week <text:s/></text:p>
            </text:list-header>
          </text:list>
        </text:list-item>
      </text:list>
      <text:p text:style-name="P6"/>
      <text:p text:style-name="P7"/>
      <text:p text:style-name="P4"/>
      <text:p text:style-name="P3"><text:soft-page-break/>Sat Jan 20, 2018 <text:span text:style-name="T1">8.5 miles </text:span></text:p>
      <text:p text:style-name="P3">I warmed up with a ½ mile jog to the Wise Center and 1.5 miles on a treadmill at various paces between 10:00/mile and 8:00/mile.</text:p>
      <text:p text:style-name="P3">Then I rested 2 minutes and ran 8 x ½ mile with a ¼ mile jog before each run and a ½ mile warm down after the last run. The time of each run was 4:00 and the jogs before each run were all about 3:00. </text:p>
      <text:list xml:id="list36201758" text:continue-numbering="true" text:style-name="L2">
        <text:list-item>
          <text:list>
            <text:list-header>
              <text:p text:style-name="P15"/>
            </text:list-header>
          </text:list>
        </text:list-item>
      </text:list>
      <text:p text:style-name="P3">Sun Jan 21, 2018 <text:span text:style-name="T1">1.5 miles</text:span> <text:s text:c="2"/></text:p>
      <text:p text:style-name="P3">¾ miles on the Wise Center indoor track including ¼ mile of drills.</text:p>
      <text:p text:style-name="P3">Then I used 18 weight machines for a full body workout followed by ¾ miles on a treadmill in about 7:30 </text:p>
      <text:p text:style-name="P3"/>
      <text:p text:style-name="P3">Mon Jan 22, 2018 <text:span text:style-name="T1">6.6 miles</text:span> <text:s/></text:p>
      <text:p text:style-name="P3">½ mile to the Wise Center.</text:p>
      <text:p text:style-name="P3">½ mile on the indoor track in 4:08 and rested 5 minutes</text:p>
      <text:p text:style-name="P3">1 mile on a treadmill in about 10:00 and rested 5 minutes</text:p>
      <text:p text:style-name="P3">4 miles on a treadmill with 0.1 mile jog before and ½ mile jog after</text:p>
      <text:p text:style-name="P3">Time for the 4 miles: 33:12 or 8:18/mile</text:p>
      <text:p text:style-name="P3">Splits for the 4 miles: 8:27, 8:23, 8:21, (4:10 + 3:51) = 8:01 My pulse at end of the run was 156.</text:p>
      <text:p text:style-name="P3"/>
      <text:p text:style-name="P3">Tues Jan 23, 2018 <text:span text:style-name="T1">5 miles</text:span> <text:s/></text:p>
      <text:p text:style-name="P3">I ran and walked 5 miles on the Wise Center indoor track.</text:p>
      <text:p text:style-name="P3">The first and fifth miles I ran in 9:40 and 9:43. <text:s/></text:p>
      <text:p text:style-name="P3">During the middle 3 miles I walked about 120 yards during each ½ mile and ran the rest. <text:s/>The average pace for the middle 3 miles was 10:54.</text:p>
      <text:p text:style-name="P3"/>
      <text:p text:style-name="P3">Wed Jan 24, 2018 <text:span text:style-name="T1">5.5 miles</text:span> </text:p>
      <text:p text:style-name="P3">I ran with Tiffany, Jim and Sharon on the Wise Center indoor track. <text:s/>We warmed up with 1.75 miles including ¼ mile of drills. Then we ran 5 x ½ mile with ¼ mile jogs between the runs. <text:s/>The times for the ½ mile runs averaged 4:24/mile: first run in 4:30 and last in 4:20. We warmed down with a ¼ mile run and walk. </text:p>
      <text:p text:style-name="P3"/>
      <text:p text:style-name="P3">Thur Jan 25, 2018 <text:span text:style-name="T1">6.5 miles</text:span></text:p>
      <text:p text:style-name="P3">I ran on a treadmill at the Wise Center: <text:s/></text:p>
      <text:p text:style-name="P3">2 mile warm up in about 18:00 at various paces some at 7:24/mile and rested a few minutes</text:p>
      <text:p text:style-name="P3">8 x 0.2 miles with a 0.3 mile jog before each 0.2 mile run</text:p>
      <text:p text:style-name="P3">Times: 90s(7:30/mile), 89s, 88s, 86.7s, 89s, 88s, 85.7s, 83.7(6:59/mile)</text:p>
      <text:p text:style-name="P3">The 0.3 mile jogs were at about 11:50/mile</text:p>
      <text:p text:style-name="P3">½ mile warm down in about 5 minutes.</text:p>
      <text:p text:style-name="P3"/>
      <text:p text:style-name="P3">Fri Jan 26, 2018 <text:span text:style-name="T1">2 miles</text:span></text:p>
      <text:p text:style-name="P3">On a treadmill in the Wise Center I ran 2 miles in 17:59. Then I used 18 weight machines for a full body workout. <text:s/></text:p>
      <text:p text:style-name="P4"/>
      <text:p text:style-name="P4">36.1 miles in the last week <text:s/></text:p>
      <text:p text:style-name="P8"><text:soft-page-break/>Sat Jan 27, 2018 <text:span text:style-name="T1">4.5 miles</text:span></text:p>
      <text:p text:style-name="P8">I ran on a hilly course in New Alexandria PA. <text:s/>I warmed up with a ¼ mile jog.</text:p>
      <text:p text:style-name="P8">Then I ran 6K (3.75 miles) and warmed down with a ½ mile jog.</text:p>
      <text:p text:style-name="P8">For the 3.75 mile run, I ran 3 times around a 1 mile loop and for the fourth loop (0.75 miles) I ran about the same loop but shortened to 0.75 miles. </text:p>
      <text:p text:style-name="P8">Splits: 8:40, 8:32, 8:09, and 5:49 (0.75 miles) The last 0.75 miles was at 7:45/mile pace.</text:p>
      <text:p text:style-name="P8">Time: 31:10 or 8:19/mile</text:p>
      <text:p text:style-name="P8">I plan to run a 6K race next Saturday when visiting friends in Florida.</text:p>
      <text:p text:style-name="P8"/>
      <text:p text:style-name="P8">Sun Jan 28, 2018 <text:span text:style-name="T1">5 miles</text:span></text:p>
      <text:p text:style-name="P8">I ran and walked 5 miles on the same hilly 1 mile loop that I ran yesterday.</text:p>
      <text:p text:style-name="P8">The first 1 mile I ran in 10:24. Then I walked and ran 3 miles at an average pace of 11:53/mile. <text:s/>The last 1 mile I ran in 10:41.</text:p>
      <text:p text:style-name="P8"/>
      <text:p text:style-name="P8">Mon Jan 29, 2018 <text:span text:style-name="T1">no running</text:span></text:p>
      <text:p text:style-name="P8"/>
      <text:p text:style-name="P8">Tues Jan 30, 2018 <text:span text:style-name="T1">3.25 miles</text:span> <text:s/></text:p>
      <text:p text:style-name="P8">I ran on a treadmill at the Wise Center.</text:p>
      <text:p text:style-name="P8">2 miles in 9:59 + 8:50 and rested 2 minutes</text:p>
      <text:p text:style-name="P8">2 x ¼ mile in 2:00 with a ¼ mile jog before each run and ¼ mile to warm down</text:p>
      <text:p text:style-name="P8"/>
      <text:p text:style-name="P2">Wed <text:s/>Jan 31, 2018 <text:span text:style-name="T1">5 miles</text:span> </text:p>
      <text:p text:style-name="P2">I ran with Jim, <text:s/>and Tiffany on the indoor track.</text:p>
      <text:p text:style-name="P2">We warmed up with 1 mile, did ¼ mile of drills and walked 1/8 mile.</text:p>
      <text:p text:style-name="P2">Then we ran ¼ mile, ½ mile, ¾ mile and 1 mile with ¼ mile jog between each. The runs were all at about 9:20/mile pace. <text:s/>We did a 1/4 mile walk at the end.</text:p>
      <text:p text:style-name="P2"/>
      <text:p text:style-name="P2">Thur Feb 1, 2018 <text:s/><text:span text:style-name="T1">3 miles</text:span></text:p>
      <text:p text:style-name="P9">I ran and walked on the indoor track. <text:s/>The first 2 miles I walked 120 yards during every half mile. <text:s/>For the last mile I walked 220 yards during each half mile.</text:p>
      <text:p text:style-name="P9">Splits: 10:23, 10:26, 10:59</text:p>
      <text:p text:style-name="P9"/>
      <text:p text:style-name="P11"><text:span text:style-name="T3">Fri Feb 2, 2018 </text:span><text:span text:style-name="T4">no running </text:span></text:p>
      <text:p text:style-name="P11"><text:span text:style-name="T3">We flew to Florida for a week.</text:span><text:span text:style-name="T3"> </text:span></text:p>
      <text:p text:style-name="P9"/>
      <text:p text:style-name="P10">20.75 miles in the last week </text:p>
      <text:p text:style-name="P12"/>
      <text:p text:style-name="P12"/>
      <text:p text:style-name="P12"/>
      <text:p text:style-name="P12"/>
      <text:p text:style-name="P12"/>
      <text:p text:style-name="P9"><text:soft-page-break/>Sat Feb 3, 2018 <text:span text:style-name="T1">5 miles</text:span> <text:s text:c="2"/></text:p>
      <text:p text:style-name="P9">I ran in the Character Counts 6K road race in St Augustine Florida and came in 37<text:span text:style-name="T5">th</text:span> out of 237 runners. <text:s/>My time was 30:12 or 8:06/mile. <text:s/>I ran a total of about 5 miles including the warm up.</text:p>
      <text:p text:style-name="P9"/>
      <text:p text:style-name="P9">Sun Feb 4, 2018 <text:span text:style-name="T1">no running</text:span> <text:s/></text:p>
      <text:p text:style-name="P9"/>
      <text:p text:style-name="P9">Mon Feb 5, 2018 <text:span text:style-name="T1">5.5 miles</text:span></text:p>
      <text:p text:style-name="P9">I ran on a 0.7 mile road loop in St Augustine. <text:s/>I warmed up with a mile and rested 2 minutes. <text:s/>Then I ran 4 x ½ mile with a ¼ mile jog after each run. The times for the runs were: 4:06, 4:02, 4:02, 3:49. <text:s/>I rested 1 minute and then ran and walked 1.5 miles averaging 11:26/mile. <text:s/>I walked 0.1 miles at the end of each ½ mile. <text:s/>I am working on my run/walk routine for a 50 mile run in the Fall.</text:p>
      <text:p text:style-name="P9"/>
      <text:p text:style-name="P9">Tues Feb 6, 2018 <text:span text:style-name="T1">4 miles</text:span> <text:s/></text:p>
      <text:p text:style-name="P9">I ran on a 0.7 mile road loop in St Augustine and averaged 10:15/mile. <text:s/>The last ½ mile was in 4:13.</text:p>
      <text:p text:style-name="P9"/>
      <text:p text:style-name="P9">Wed Feb 7, 2018 <text:span text:style-name="T1">6 miles </text:span><text:s/></text:p>
      <text:p text:style-name="P9">I ran on the same 0.7 mile loop.</text:p>
      <text:p text:style-name="P9">0.2 mile warm up</text:p>
      <text:p text:style-name="P9">2 mile run in 18:20</text:p>
      <text:p text:style-name="P9">5 minute rest</text:p>
      <text:p text:style-name="P9">6 x 0.2 mile run with a 0.3 mile jog after each run</text:p>
      <text:p text:style-name="P9"><text:tab/>The 0.2 mile runs averaged 78.7s or 6:34/mile pace.</text:p>
      <text:p text:style-name="P9">0.8 mile walk/run warm down</text:p>
      <text:p text:style-name="P9"/>
      <text:p text:style-name="P9">Thur Feb 8, 2018 <text:span text:style-name="T1">5.5 miles</text:span> <text:s/></text:p>
      <text:p text:style-name="P9">0.25 mile jog</text:p>
      <text:p text:style-name="P9">4.9 mile run and walk: I walked a total of 0.9 miles in 6 walks and ran the rest. <text:tab/>The average pace was 11:00/mile</text:p>
      <text:p text:style-name="P9">0.35 mile walk to warm down</text:p>
      <text:p text:style-name="P9"/>
      <text:p text:style-name="P9">Fri Feb 9, 2018 <text:span text:style-name="T1">5 miles</text:span> </text:p>
      <text:p text:style-name="P9">I ran and walked 5 miles averaging 11:45/mile. <text:s/>I walked 8 times for a total of about 1.1 miles of walking.</text:p>
      <text:p text:style-name="P9"/>
      <text:p text:style-name="P10">31 miles in the last week</text:p>
      <text:p text:style-name="P10"/>
      <text:p text:style-name="P9"><text:soft-page-break/>Sat Feb 10, 2018 <text:span text:style-name="T1">8 miles</text:span> <text:s/></text:p>
      <text:p text:style-name="P9">I am back in Meadville. <text:s/>I ran on a treadmill in the Wise Center</text:p>
      <text:p text:style-name="P9">2 mile warm up in 18:57 at various paces, some at 7:53/mile. <text:s/>Rested 5 minutes</text:p>
      <text:p text:style-name="P9">I ran 4 x ¾ mile and 2 x ½ mile with ¼ mile jog before each run.</text:p>
      <text:p text:style-name="P9">The ¾ miles were all 6:00 and the ½ miles were 4:00. <text:s/>The ¼ mile jogs were 3:00.</text:p>
      <text:p text:style-name="P9">I warmed down with a ½ mile in 5:30. <text:s/>My pulse after the last ½ mile was 152.</text:p>
      <text:p text:style-name="P9"/>
      <text:p text:style-name="P9">Sun Feb 11, 2018 <text:span text:style-name="T1">5 miles</text:span></text:p>
      <text:p text:style-name="P9">I ran and walked 5 miles and averaged 10:46/mile on the Wise Center indoor track. The last ½ mile was in 4:25. <text:s/>I walked a total of about 480 yards during the 5 miles in 6 separate walks. <text:s/>I am working on various run/walk routines for an ultra.</text:p>
      <text:p text:style-name="P9"/>
      <text:p text:style-name="P9">Mon Feb 12, 2018 <text:span text:style-name="T1">8 miles</text:span> <text:s/></text:p>
      <text:p text:style-name="P9">I ran ½ mile to the Wise Center and rested a few minutes. <text:s/>Then I ran 7.26 miles on a treadmill in 1 hour averaging 8:16/mile. <text:s/>Warm down was a 0.25 mile jog. <text:s/>I ran faster as I ran.</text:p>
      <text:p text:style-name="P9"/>
      <text:p text:style-name="P9">Tues Feb 13, 2018 <text:span text:style-name="T1">no running</text:span></text:p>
      <text:p text:style-name="P10"/>
      <text:p text:style-name="P2">Wed <text:s/>Feb 14, 2018 <text:span text:style-name="T1">5.4 miles</text:span> </text:p>
      <text:p text:style-name="P2">I ran with Jim, <text:s/>and Tiffany on the Wise Center indoor track.</text:p>
      <text:p text:style-name="P2">We warmed up with 1.5 miles, including ¼ mile of drills. </text:p>
      <text:p text:style-name="P2">Then we ran 5 x ½ mile with a ¼ mile jog between each run. <text:s/>The average time on the ½ mile runs was 4:23. <text:s/>To warm down we jogged ¼ mile and walked 1/8 mile. </text:p>
      <text:p text:style-name="P2"/>
      <text:p text:style-name="P2">Thur Feb 15, 2018 <text:span text:style-name="T1">4.5 miles</text:span> <text:s/></text:p>
      <text:p text:style-name="P2">On a treadmill I ran 4 miles in 37:13. <text:s/></text:p>
      <text:p text:style-name="P2">Approximate splits: 10:00, 9:45, 9:15, 8:13. Last ½ mile in 3:44.</text:p>
      <text:p text:style-name="P2">I warmed down with ½ mile in about 5 minutes.</text:p>
      <text:p text:style-name="P2"/>
      <text:p text:style-name="P2">Fri Feb 16, 2018 <text:span text:style-name="T1">6.6 miles</text:span></text:p>
      <text:p text:style-name="P2">I ran on a Wise Center treadmill. <text:s/>First I had a long warm up:</text:p>
      <text:p text:style-name="P2"><text:s text:c="6"/>2.75 miles in 26 minutes including a half mile in 4:00</text:p>
      <text:p text:style-name="P2">After resting 3 minutes I ran a 5K in 23:59 or 7:44/mile. <text:s/>As a lead into the 5K <text:s text:c="6"/>I jogged ¼ mile and as a warm down I ran ½ mile in about 5 minutes.</text:p>
      <text:p text:style-name="P2">Splits for the 5K: 7:51, 7:47, 7:38.7 and 0:42 for the last 0.1 miles</text:p>
      <text:p text:style-name="P2">The last 0.1 miles was at an average pace of 7:00/mile. <text:s/></text:p>
      <text:p text:style-name="P10"/>
      <text:p text:style-name="P10">37.5 miles in the last week</text:p>
      <text:p text:style-name="P12"><text:soft-page-break/><text:span text:style-name="T2">Sat Feb 17, 2018 </text:span>5.5 miles </text:p>
      <text:p text:style-name="P11">I ran on a treadmill at the Wise Center.</text:p>
      <text:p text:style-name="P11">Warm up: 2 miles in about 20:00 at various paces with some at 7:53/mile pace</text:p>
      <text:p text:style-name="P11">I rested 3 minutes and ran a 2.6 mile tempo run at 8:06.5/mile. Time: 21:05/mile</text:p>
      <text:p text:style-name="P11">Before the tempo run I had a lead in of 0.1 miles and after I jogged 0.8 miles in about 8:00.</text:p>
      <text:p text:style-name="P11"/>
      <text:p text:style-name="P11">Sun Feb 18, 2018 <text:span text:style-name="T1">3.5 miles</text:span> <text:s/></text:p>
      <text:p text:style-name="P11">I jogged ½ mile to the Wise Center. <text:s/>On a treadmill I ran 2.5 miles averaging <text:s/>8:50/mile and including a ¾ mile in 6:00. <text:s/>Then I used 15 weight machines for a full body work out. <text:s/>I warmed down with a ½ mile walk on the indoor track.</text:p>
      <text:p text:style-name="P11"/>
      <text:p text:style-name="P8">Mon Feb 19, 2018 <text:span text:style-name="T1">5.6 miles</text:span></text:p>
      <text:p text:style-name="P8">I ran on a Wise Center treadmill. <text:s/></text:p>
      <text:p text:style-name="P8">Warm up: 2 miles at various paces including some as fast as 7:41/mile</text:p>
      <text:p text:style-name="P8">After resting 10 minutes I ran a 5K in 23:53 or 7:42/mile. <text:s/>As a lead into the 5K <text:s text:c="6"/>I jogged ¼ mile and as a warm down I ran ¼ mile in about 2:30.</text:p>
      <text:p text:style-name="P8">Splits for the 5K: 7:50, 7:42, 7:39 and 0:42 for the last 0.1 miles</text:p>
      <text:p text:style-name="P8">The last 0.1 miles was at an average pace of 7:00/mile. </text:p>
      <text:p text:style-name="P8">My pulse after 1 mile, 2 miles and 5K was 152, 158 and 158.</text:p>
      <text:p text:style-name="P8"/>
      <text:p text:style-name="P8">Tues Feb 20, 2018 <text:s/><text:span text:style-name="T1">no running</text:span></text:p>
      <text:p text:style-name="P8"/>
      <text:p text:style-name="P8">Wed Feb 21, 2018 <text:s/><text:span text:style-name="T1">5 miles</text:span> </text:p>
      <text:p text:style-name="P8">I ran with Jim, <text:s/>and Tiffany on the indoor track.</text:p>
      <text:p text:style-name="P8">We warmed up with 1 mile, did ¼ mile of drills and walked 1/8 mile.</text:p>
      <text:p text:style-name="P8">Then we ran ¼ mile, ½ mile, ¾ mile and 1 mile with ¼ mile jog between each. The runs averaged 9:17/mile pace with the last mile in 9:11. <text:s/>We did a 1/4 mile jog and 1/8 mile walk to warm down.</text:p>
      <text:p text:style-name="P8"/>
      <text:p text:style-name="P8">Thur Feb 22, 2018 <text:s/><text:span text:style-name="T1">6.25 miles</text:span></text:p>
      <text:p text:style-name="P8">½ mile jog to the Wise Center and rested a few minutes</text:p>
      <text:p text:style-name="P8">On a treadmill:</text:p>
      <text:p text:style-name="P8">1.5 miles averaging 9:00/mile at various paces, some at 7:47/mile &amp; rested 3:00</text:p>
      <text:p text:style-name="P8">3 x ½ mile all in 4:00 and 1 x 1 mile in (3:45 + 3:34) = <text:s/>7:19</text:p>
      <text:p text:style-name="P8">I jogged ¼ mile in about 3 minutes between each of these runs.</text:p>
      <text:p text:style-name="P8">Warmed down: ½ mile in about 5 minutes and then a ½ mile jog home </text:p>
      <text:p text:style-name="P8"/>
      <text:p text:style-name="P8">Fri Feb 23, 2018 <text:span text:style-name="T1">no running, we started our trip to Amsterdam</text:span></text:p>
      <text:p text:style-name="P7"/>
      <text:p text:style-name="P7">25.9 miles in the last week </text:p>
      <text:p text:style-name="P7"/>
      <text:p text:style-name="P8"><text:soft-page-break/>Sat Feb 24, 2018 <text:s/><text:span text:style-name="T1">1 mile </text:span><text:s/></text:p>
      <text:p text:style-name="P8">I ran 1 mile in Amsterdam after our arrival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8-02-24T16:01:53.97</dc:date>
    <dc:creator>James Lombardi</dc:creator>
    <meta:editing-duration>P2DT6H11M35S</meta:editing-duration>
    <meta:editing-cycles>174</meta:editing-cycles>
    <meta:generator>OpenOffice/4.1.2$Win32 OpenOffice.org_project/412m3$Build-9782</meta:generator>
    <meta:document-statistic meta:table-count="0" meta:image-count="0" meta:object-count="0" meta:page-count="9" meta:paragraph-count="197" meta:word-count="3000" meta:character-count="14239"/>
  </office:meta>
</office:document-meta>
</file>